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1b2e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gr3" style:family="graphic" style:parent-style-name="standard">
      <style:graphic-properties draw:stroke="none" draw:fill="solid" draw:fill-color="#ffde8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3.175cm" svg:x="3.454cm" svg:y="5.994cm">
          <text:p/>
          <draw:enhanced-geometry svg:viewBox="0 0 21600 21600" draw:text-areas="?f5 ?f1 ?f6 ?f3" draw:type="left-right-arrow" draw:modifiers="4436.71079179174 3482.115869017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layer="layout" svg:width="5.715cm" svg:height="1.905cm" svg:x="6.629cm" svg:y="6.629cm">
          <draw:text-box>
            <text:p>Information in <text:s/>changing patterns</text:p>
          </draw:text-box>
        </draw:frame>
        <draw:frame draw:style-name="gr2" draw:layer="layout" svg:width="5.715cm" svg:height="1.905cm" svg:x="17.424cm" svg:y="6.629cm">
          <draw:text-box>
            <text:p>Information in <text:s/>specific nodes</text:p>
          </draw:text-box>
        </draw:frame>
        <draw:custom-shape draw:style-name="gr3" draw:text-style-name="P1" draw:layer="layout" svg:width="4.445cm" svg:height="1.905cm" svg:x="3.454cm" svg:y="3.454cm">
          <text:p text:style-name="P1">ES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1.074cm" svg:y="2.184cm">
          <text:p text:style-name="P1">Leaky Integrator</text:p>
          <text:p text:style-name="P1">ES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715cm" svg:height="1.905cm" svg:x="18.059cm" svg:y="3.454cm">
          <text:p text:style-name="P1">Continuous Time</text:p>
          <text:p text:style-name="P1">ES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905cm" svg:x="2.819cm" svg:y="10.439cm">
          <text:p text:style-name="P1">Timeseries</text:p>
          <text:p text:style-name="P1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905cm" svg:x="11.709cm" svg:y="12.344cm">
          <text:p text:style-name="P1">Vowel</text:p>
          <text:p text:style-name="P1">Class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905cm" svg:x="18.694cm" svg:y="11.074cm">
          <text:p text:style-name="P1">Action</text:p>
          <text:p text:style-name="P1">Sequences (?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0.32cm" svg:height="3.175cm" svg:x="2.819cm" svg:y="14.249cm">
          <text:p/>
          <draw:enhanced-geometry svg:viewBox="0 0 21600 21600" draw:text-areas="?f5 ?f1 ?f6 ?f3" draw:type="left-right-arrow" draw:modifiers="4436.71079179174 3482.115869017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layer="layout" svg:width="5.715cm" svg:height="1.905cm" svg:x="5.994cm" svg:y="14.884cm">
          <draw:text-box>
            <text:p>More input separability (?)</text:p>
          </draw:text-box>
        </draw:frame>
        <draw:frame draw:style-name="gr2" draw:layer="layout" svg:width="6.985cm" svg:height="1.905cm" svg:x="14.884cm" svg:y="14.884cm">
          <draw:text-box>
            <text:p>More tolerance for small variations (?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ffde89" draw:end-color="#ffffff" draw:start-intensity="100%" draw:end-intensity="100%" draw:angle="900" draw:border="0%"/>
    <draw:gradient draw:name="Gradient_20_7" draw:display-name="Gradient 7" draw:style="linear" draw:start-color="#ffde89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79cm" fo:margin-bottom="0.279cm" fo:margin-left="0.279cm" fo:margin-right="0.279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8:56:08</meta:creation-date>
    <dc:date>2012-06-14T09:27:49</dc:date>
    <dc:creator>remco </dc:creator>
    <meta:editing-duration>PT3H2M21S</meta:editing-duration>
    <meta:editing-cycles>13</meta:editing-cycles>
    <meta:generator>LibreOffice/3.3$Linux LibreOffice_project/330m19$Build-401</meta:generator>
    <meta:document-statistic meta:object-count="12"/>
  </office:meta>
</office:document-meta>
</file>